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2.3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1.053cm" fo:min-width="9.53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0.309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14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6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67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1.92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1.387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1.387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1.56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1.656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30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9cm" fo:min-width="0.22cm"/>
    </style:style>
    <style:style style:name="P1" style:family="paragraph">
      <style:paragraph-properties fo:margin-left="0.318cm" fo:margin-right="0cm" fo:margin-top="0.212cm" fo:margin-bottom="0.212cm" fo:line-height="115%" fo:text-indent="0cm">
        <style:tab-stops>
          <style:tab-stop style:position="0.318cm"/>
          <style:tab-stop style:position="17.912cm" style:type="right" style:leader-style="dotted" style:leader-text=".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align="center" fo:text-indent="0cm"/>
    </style:style>
    <style:style style:name="P4" style:family="paragraph">
      <loext:graphic-properties draw:fill="solid"/>
      <style:paragraph-properties fo:margin-left="0cm" fo:margin-right="0cm" fo:text-align="center" fo:text-indent="0cm"/>
    </style:style>
    <style:style style:name="P5" style:family="paragraph">
      <loext:graphic-properties draw:fill="none" draw:fill-color="#ffffff"/>
      <style:paragraph-properties fo:margin-left="0.318cm" fo:margin-right="0cm" fo:margin-top="0.212cm" fo:margin-bottom="0.212cm" fo:line-height="115%" fo:text-indent="0cm">
        <style:tab-stops>
          <style:tab-stop style:position="0.318cm"/>
          <style:tab-stop style:position="17.912cm" style:type="right" style:leader-style="dotted" style:leader-text="."/>
        </style:tab-stops>
      </style:paragraph-properties>
    </style:style>
    <style:style style:name="P6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801cm" svg:height="0.698cm" svg:x="3.032cm" svg:y="5.636cm">
          <draw:text-box>
            <text:p text:style-name="P1"><text:span text:style-name="T1">Administrator</text:span></text:p>
          </draw:text-box>
        </draw:frame>
        <draw:custom-shape draw:style-name="gr2" draw:text-style-name="P3" draw:layer="layout" svg:width="10.033cm" svg:height="11.303cm" svg:x="6.207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43cm" svg:height="0.889cm" svg:x="3.794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302cm" svg:y1="4.683cm" svg:x2="4.302cm" svg:y2="5.318cm">
          <text:p/>
        </draw:line>
        <draw:line draw:style-name="gr5" draw:text-style-name="P4" draw:layer="layout" svg:x1="4.302cm" svg:y1="4.684cm" svg:x2="4.302cm" svg:y2="5.319cm">
          <text:p/>
        </draw:line>
        <draw:line draw:style-name="gr5" draw:text-style-name="P4" draw:layer="layout" svg:x1="3.921cm" svg:y1="5.699cm" svg:x2="4.302cm" svg:y2="5.32cm">
          <text:p/>
        </draw:line>
        <draw:line draw:style-name="gr5" draw:text-style-name="P4" draw:layer="layout" svg:x1="4.683cm" svg:y1="5.699cm" svg:x2="4.302cm" svg:y2="5.321cm">
          <text:p/>
        </draw:line>
        <draw:line draw:style-name="gr5" draw:text-style-name="P4" draw:layer="layout" svg:x1="3.921cm" svg:y1="5.064cm" svg:x2="4.683cm" svg:y2="5.064cm">
          <text:p/>
        </draw:line>
        <draw:custom-shape draw:style-name="gr3" draw:text-style-name="P3" draw:layer="layout" svg:width="1.143cm" svg:height="0.889cm" svg:x="3.793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301cm" svg:y1="4.683cm" svg:x2="4.301cm" svg:y2="5.318cm">
          <text:p/>
        </draw:line>
        <draw:line draw:style-name="gr5" draw:text-style-name="P4" draw:layer="layout" svg:x1="4.301cm" svg:y1="4.684cm" svg:x2="4.301cm" svg:y2="5.319cm">
          <text:p/>
        </draw:line>
        <draw:line draw:style-name="gr5" draw:text-style-name="P4" draw:layer="layout" svg:x1="3.92cm" svg:y1="5.699cm" svg:x2="4.301cm" svg:y2="5.32cm">
          <text:p/>
        </draw:line>
        <draw:line draw:style-name="gr5" draw:text-style-name="P4" draw:layer="layout" svg:x1="4.682cm" svg:y1="5.699cm" svg:x2="4.301cm" svg:y2="5.321cm">
          <text:p/>
        </draw:line>
        <draw:line draw:style-name="gr5" draw:text-style-name="P4" draw:layer="layout" svg:x1="3.92cm" svg:y1="5.064cm" svg:x2="4.682cm" svg:y2="5.064cm">
          <text:p/>
        </draw:line>
        <draw:frame draw:style-name="gr6" draw:text-style-name="P2" draw:layer="layout" svg:width="1.641cm" svg:height="0.698cm" svg:x="3.677cm" svg:y="11.16cm">
          <draw:text-box>
            <text:p text:style-name="P1"><text:span text:style-name="T1">Guest</text:span></text:p>
          </draw:text-box>
        </draw:frame>
        <draw:custom-shape draw:style-name="gr3" draw:text-style-name="P3" draw:layer="layout" svg:width="1.143cm" svg:height="0.889cm" svg:x="4.175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683cm" svg:y1="10.208cm" svg:x2="4.683cm" svg:y2="10.843cm">
          <text:p/>
        </draw:line>
        <draw:line draw:style-name="gr5" draw:text-style-name="P4" draw:layer="layout" svg:x1="4.683cm" svg:y1="10.209cm" svg:x2="4.683cm" svg:y2="10.844cm">
          <text:p/>
        </draw:line>
        <draw:line draw:style-name="gr5" draw:text-style-name="P4" draw:layer="layout" svg:x1="4.302cm" svg:y1="11.224cm" svg:x2="4.683cm" svg:y2="10.845cm">
          <text:p/>
        </draw:line>
        <draw:line draw:style-name="gr5" draw:text-style-name="P4" draw:layer="layout" svg:x1="5.064cm" svg:y1="11.224cm" svg:x2="4.683cm" svg:y2="10.846cm">
          <text:p/>
        </draw:line>
        <draw:line draw:style-name="gr5" draw:text-style-name="P4" draw:layer="layout" svg:x1="4.302cm" svg:y1="10.589cm" svg:x2="5.064cm" svg:y2="10.589cm">
          <text:p/>
        </draw:line>
        <draw:custom-shape draw:style-name="gr3" draw:text-style-name="P3" draw:layer="layout" svg:width="1.143cm" svg:height="0.889cm" svg:x="4.174cm" svg:y="9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682cm" svg:y1="10.208cm" svg:x2="4.682cm" svg:y2="10.843cm">
          <text:p/>
        </draw:line>
        <draw:line draw:style-name="gr5" draw:text-style-name="P4" draw:layer="layout" svg:x1="4.682cm" svg:y1="10.209cm" svg:x2="4.682cm" svg:y2="10.844cm">
          <text:p/>
        </draw:line>
        <draw:line draw:style-name="gr5" draw:text-style-name="P4" draw:layer="layout" svg:x1="4.301cm" svg:y1="11.224cm" svg:x2="4.682cm" svg:y2="10.845cm">
          <text:p/>
        </draw:line>
        <draw:line draw:style-name="gr5" draw:text-style-name="P4" draw:layer="layout" svg:x1="5.063cm" svg:y1="11.224cm" svg:x2="4.682cm" svg:y2="10.846cm">
          <text:p/>
        </draw:line>
        <draw:line draw:style-name="gr5" draw:text-style-name="P4" draw:layer="layout" svg:x1="4.301cm" svg:y1="10.589cm" svg:x2="5.063cm" svg:y2="10.589cm">
          <text:p/>
        </draw:line>
        <draw:frame draw:style-name="gr7" draw:text-style-name="P5" draw:layer="layout" svg:width="2.124cm" svg:height="0.698cm" svg:x="16.783cm" svg:y="5.636cm">
          <draw:text-box>
            <text:p text:style-name="P1"><text:span text:style-name="T1">Plaintiff</text:span></text:p>
          </draw:text-box>
        </draw:frame>
        <draw:custom-shape draw:style-name="gr3" draw:text-style-name="P3" draw:layer="layout" svg:width="1.143cm" svg:height="0.889cm" svg:x="17.383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891cm" svg:y1="4.683cm" svg:x2="17.891cm" svg:y2="5.318cm">
          <text:p/>
        </draw:line>
        <draw:line draw:style-name="gr5" draw:text-style-name="P4" draw:layer="layout" svg:x1="17.891cm" svg:y1="4.684cm" svg:x2="17.891cm" svg:y2="5.319cm">
          <text:p/>
        </draw:line>
        <draw:line draw:style-name="gr5" draw:text-style-name="P4" draw:layer="layout" svg:x1="17.51cm" svg:y1="5.699cm" svg:x2="17.891cm" svg:y2="5.32cm">
          <text:p/>
        </draw:line>
        <draw:line draw:style-name="gr5" draw:text-style-name="P4" draw:layer="layout" svg:x1="18.272cm" svg:y1="5.699cm" svg:x2="17.891cm" svg:y2="5.321cm">
          <text:p/>
        </draw:line>
        <draw:line draw:style-name="gr5" draw:text-style-name="P4" draw:layer="layout" svg:x1="17.51cm" svg:y1="5.064cm" svg:x2="18.272cm" svg:y2="5.064cm">
          <text:p/>
        </draw:line>
        <draw:custom-shape draw:style-name="gr3" draw:text-style-name="P3" draw:layer="layout" svg:width="1.143cm" svg:height="0.889cm" svg:x="17.382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89cm" svg:y1="4.683cm" svg:x2="17.89cm" svg:y2="5.318cm">
          <text:p/>
        </draw:line>
        <draw:line draw:style-name="gr5" draw:text-style-name="P4" draw:layer="layout" svg:x1="17.89cm" svg:y1="4.684cm" svg:x2="17.89cm" svg:y2="5.319cm">
          <text:p/>
        </draw:line>
        <draw:line draw:style-name="gr5" draw:text-style-name="P4" draw:layer="layout" svg:x1="17.509cm" svg:y1="5.699cm" svg:x2="17.89cm" svg:y2="5.32cm">
          <text:p/>
        </draw:line>
        <draw:line draw:style-name="gr5" draw:text-style-name="P4" draw:layer="layout" svg:x1="18.271cm" svg:y1="5.699cm" svg:x2="17.89cm" svg:y2="5.321cm">
          <text:p/>
        </draw:line>
        <draw:line draw:style-name="gr5" draw:text-style-name="P4" draw:layer="layout" svg:x1="17.509cm" svg:y1="5.064cm" svg:x2="18.271cm" svg:y2="5.064cm">
          <text:p/>
        </draw:line>
        <draw:frame draw:style-name="gr8" draw:text-style-name="P2" draw:layer="layout" svg:width="2.175cm" svg:height="0.698cm" svg:x="16.875cm" svg:y="11.224cm">
          <draw:text-box>
            <text:p text:style-name="P1"><text:span text:style-name="T1">Advocate</text:span></text:p>
          </draw:text-box>
        </draw:frame>
        <draw:custom-shape draw:style-name="gr3" draw:text-style-name="P3" draw:layer="layout" svg:width="1.143cm" svg:height="0.889cm" svg:x="17.569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077cm" svg:y1="10.271cm" svg:x2="18.077cm" svg:y2="10.906cm">
          <text:p/>
        </draw:line>
        <draw:line draw:style-name="gr5" draw:text-style-name="P4" draw:layer="layout" svg:x1="18.077cm" svg:y1="10.272cm" svg:x2="18.077cm" svg:y2="10.907cm">
          <text:p/>
        </draw:line>
        <draw:line draw:style-name="gr5" draw:text-style-name="P4" draw:layer="layout" svg:x1="17.696cm" svg:y1="11.287cm" svg:x2="18.077cm" svg:y2="10.908cm">
          <text:p/>
        </draw:line>
        <draw:line draw:style-name="gr5" draw:text-style-name="P4" draw:layer="layout" svg:x1="18.458cm" svg:y1="11.287cm" svg:x2="18.077cm" svg:y2="10.909cm">
          <text:p/>
        </draw:line>
        <draw:line draw:style-name="gr5" draw:text-style-name="P4" draw:layer="layout" svg:x1="17.696cm" svg:y1="10.652cm" svg:x2="18.458cm" svg:y2="10.652cm">
          <text:p/>
        </draw:line>
        <draw:custom-shape draw:style-name="gr3" draw:text-style-name="P3" draw:layer="layout" svg:width="1.143cm" svg:height="0.889cm" svg:x="17.568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8.076cm" svg:y1="10.271cm" svg:x2="18.076cm" svg:y2="10.906cm">
          <text:p/>
        </draw:line>
        <draw:line draw:style-name="gr5" draw:text-style-name="P4" draw:layer="layout" svg:x1="18.076cm" svg:y1="10.272cm" svg:x2="18.076cm" svg:y2="10.907cm">
          <text:p/>
        </draw:line>
        <draw:line draw:style-name="gr5" draw:text-style-name="P4" draw:layer="layout" svg:x1="17.695cm" svg:y1="11.287cm" svg:x2="18.076cm" svg:y2="10.908cm">
          <text:p/>
        </draw:line>
        <draw:line draw:style-name="gr5" draw:text-style-name="P4" draw:layer="layout" svg:x1="18.457cm" svg:y1="11.287cm" svg:x2="18.076cm" svg:y2="10.909cm">
          <text:p/>
        </draw:line>
        <draw:line draw:style-name="gr5" draw:text-style-name="P4" draw:layer="layout" svg:x1="17.695cm" svg:y1="10.652cm" svg:x2="18.457cm" svg:y2="10.652cm">
          <text:p/>
        </draw:line>
        <draw:custom-shape draw:style-name="gr9" draw:text-style-name="P3" draw:layer="layout" svg:width="3.429cm" svg:height="0.762cm" svg:x="6.461cm" svg:y="3.667cm">
          <text:p text:style-name="P6"><text:span text:style-name="T1">Manage Site Cont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6.842cm" svg:y="4.556cm">
          <text:p text:style-name="P6"><text:span text:style-name="T1">Send 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9.636cm" svg:y="5.318cm">
          <text:p text:style-name="P6"><text:span text:style-name="T1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9.763cm" svg:y="6.207cm">
          <text:p text:style-name="P6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6.715cm" svg:y="6.461cm">
          <text:p text:style-name="P6"><text:span text:style-name="T1">Manage B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064cm" svg:y1="4.81cm" svg:x2="6.588cm" svg:y2="4.175cm">
          <text:p/>
        </draw:line>
        <draw:line draw:style-name="gr5" draw:text-style-name="P4" draw:layer="layout" svg:x1="5.064cm" svg:y1="4.811cm" svg:x2="6.969cm" svg:y2="4.81cm">
          <text:p/>
        </draw:line>
        <draw:line draw:style-name="gr5" draw:text-style-name="P4" draw:layer="layout" svg:x1="5.065cm" svg:y1="4.812cm" svg:x2="9.636cm" svg:y2="5.826cm">
          <text:p/>
        </draw:line>
        <draw:line draw:style-name="gr5" draw:text-style-name="P4" draw:layer="layout" svg:x1="5.066cm" svg:y1="4.812cm" svg:x2="9.763cm" svg:y2="6.588cm">
          <text:p/>
        </draw:line>
        <draw:line draw:style-name="gr5" draw:text-style-name="P4" draw:layer="layout" svg:x1="5.067cm" svg:y1="4.812cm" svg:x2="7.35cm" svg:y2="6.461cm">
          <text:p/>
        </draw:line>
        <draw:line draw:style-name="gr5" draw:text-style-name="P4" draw:layer="layout" svg:x1="9.89cm" svg:y1="4.048cm" svg:x2="10.398cm" svg:y2="4.048cm">
          <text:p/>
        </draw:line>
        <draw:custom-shape draw:style-name="gr11" draw:text-style-name="P3" draw:layer="layout" svg:width="2.667cm" svg:height="1.143cm" svg:x="10.398cm" svg:y="3.667cm">
          <text:p text:style-name="P6"><text:span text:style-name="T1">Logo, Contact </text:span></text:p>
          <text:p text:style-name="P6"><text:span text:style-name="T1">No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13.192cm" svg:y="4.302cm">
          <text:p text:style-name="P6"><text:span text:style-name="T1">Hire Advo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859cm" svg:y1="4.683cm" svg:x2="17.253cm" svg:y2="5.064cm">
          <text:p/>
        </draw:line>
        <draw:line draw:style-name="gr5" draw:text-style-name="P4" draw:layer="layout" svg:x1="12.303cm" svg:y1="5.699cm" svg:x2="17.253cm" svg:y2="5.065cm">
          <text:p/>
        </draw:line>
        <draw:line draw:style-name="gr5" draw:text-style-name="P4" draw:layer="layout" svg:x1="12.43cm" svg:y1="6.461cm" svg:x2="17.253cm" svg:y2="5.065cm">
          <text:p/>
        </draw:line>
        <draw:line draw:style-name="gr5" draw:text-style-name="P4" draw:layer="layout" svg:x1="12.303cm" svg:y1="5.699cm" svg:x2="17.383cm" svg:y2="10.398cm">
          <text:p/>
        </draw:line>
        <draw:line draw:style-name="gr5" draw:text-style-name="P4" draw:layer="layout" svg:x1="12.049cm" svg:y1="6.842cm" svg:x2="17.383cm" svg:y2="10.399cm">
          <text:p/>
        </draw:line>
        <draw:custom-shape draw:style-name="gr10" draw:text-style-name="P3" draw:layer="layout" svg:width="2.667cm" svg:height="0.762cm" svg:x="11.922cm" svg:y="9.128cm">
          <text:p text:style-name="P6"><text:span text:style-name="T1">Manage Cli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921cm" svg:height="1.143cm" svg:x="11.287cm" svg:y="10.144cm">
          <text:p text:style-name="P6"><text:span text:style-name="T1">Manage Client’s</text:span></text:p>
          <text:p text:style-name="P6"><text:span text:style-name="T1">Pay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10.779cm" svg:y="11.414cm">
          <text:p text:style-name="P6"><text:span text:style-name="T1">Manage Ca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3.048cm" svg:height="0.762cm" svg:x="10.398cm" svg:y="12.43cm">
          <text:p text:style-name="P6"><text:span text:style-name="T1">Manage Hear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2.921cm" svg:height="1.143cm" svg:x="10.017cm" svg:y="13.319cm">
          <text:p text:style-name="P6"><text:span text:style-name="T1">Manage Cases </text:span></text:p>
          <text:p text:style-name="P6"><text:span text:style-name="T1">Docume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589cm" svg:y1="9.509cm" svg:x2="17.383cm" svg:y2="10.4cm">
          <text:p/>
        </draw:line>
        <draw:line draw:style-name="gr5" draw:text-style-name="P4" draw:layer="layout" svg:x1="14.208cm" svg:y1="10.652cm" svg:x2="17.384cm" svg:y2="10.401cm">
          <text:p/>
        </draw:line>
        <draw:line draw:style-name="gr5" draw:text-style-name="P4" draw:layer="layout" svg:x1="13.446cm" svg:y1="11.668cm" svg:x2="17.384cm" svg:y2="10.401cm">
          <text:p/>
        </draw:line>
        <draw:line draw:style-name="gr5" draw:text-style-name="P4" draw:layer="layout" svg:x1="13.446cm" svg:y1="12.811cm" svg:x2="17.385cm" svg:y2="10.401cm">
          <text:p/>
        </draw:line>
        <draw:line draw:style-name="gr5" draw:text-style-name="P4" draw:layer="layout" svg:x1="12.938cm" svg:y1="13.954cm" svg:x2="17.386cm" svg:y2="10.401cm">
          <text:p/>
        </draw:line>
        <draw:custom-shape draw:style-name="gr11" draw:text-style-name="P3" draw:layer="layout" svg:width="2.667cm" svg:height="1.143cm" svg:x="6.715cm" svg:y="8.874cm">
          <text:p text:style-name="P6"><text:span text:style-name="T1">View Advocate</text:span></text:p>
          <text:p text:style-name="P6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2.667cm" svg:height="0.762cm" svg:x="6.715cm" svg:y="10.525cm">
          <text:p text:style-name="P6"><text:span text:style-name="T1">Search Advoc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5.194cm" svg:y1="10.4cm" svg:x2="6.715cm" svg:y2="9.636cm">
          <text:p/>
        </draw:line>
        <draw:line draw:style-name="gr5" draw:text-style-name="P4" draw:layer="layout" svg:x1="5.195cm" svg:y1="10.4cm" svg:x2="6.842cm" svg:y2="10.779cm">
          <text:p/>
        </draw:line>
        <draw:custom-shape draw:style-name="gr14" draw:text-style-name="P3" draw:layer="layout" svg:width="1.143cm" svg:height="0.762cm" svg:x="8.747cm" svg:y="7.731cm">
          <text:p text:style-name="P6"><text:span text:style-name="T1">Vie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016cm" svg:height="0.762cm" svg:x="10.144cm" svg:y="7.731cm">
          <text:p text:style-name="P6"><text:span text:style-name="T1">Ad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016cm" svg:height="0.762cm" svg:x="11.287cm" svg:y="7.731cm">
          <text:p text:style-name="P6"><text:span text:style-name="T1">Ed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1.143cm" svg:height="0.762cm" svg:x="12.43cm" svg:y="7.731cm">
          <text:p text:style-name="P6"><text:span text:style-name="T1">Dele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144cm" svg:y1="13.573cm" svg:x2="10.144cm" svg:y2="9.636cm">
          <text:p/>
        </draw:line>
        <draw:line draw:style-name="gr5" draw:text-style-name="P4" draw:layer="layout" svg:x1="10.525cm" svg:y1="12.684cm" svg:x2="10.144cm" svg:y2="9.637cm">
          <text:p/>
        </draw:line>
        <draw:line draw:style-name="gr5" draw:text-style-name="P4" draw:layer="layout" svg:x1="11.033cm" svg:y1="11.541cm" svg:x2="10.145cm" svg:y2="9.638cm">
          <text:p/>
        </draw:line>
        <draw:line draw:style-name="gr5" draw:text-style-name="P4" draw:layer="layout" svg:x1="11.287cm" svg:y1="10.652cm" svg:x2="10.145cm" svg:y2="9.639cm">
          <text:p/>
        </draw:line>
        <draw:line draw:style-name="gr5" draw:text-style-name="P4" draw:layer="layout" svg:x1="11.922cm" svg:y1="9.509cm" svg:x2="10.145cm" svg:y2="9.64cm">
          <text:p/>
        </draw:line>
        <draw:line draw:style-name="gr5" draw:text-style-name="P4" draw:layer="layout" svg:x1="9.509cm" svg:y1="8.493cm" svg:x2="10.146cm" svg:y2="9.641cm">
          <text:p/>
        </draw:line>
        <draw:line draw:style-name="gr5" draw:text-style-name="P4" draw:layer="layout" svg:x1="10.525cm" svg:y1="8.493cm" svg:x2="10.147cm" svg:y2="9.641cm">
          <text:p/>
        </draw:line>
        <draw:line draw:style-name="gr5" draw:text-style-name="P4" draw:layer="layout" svg:x1="11.541cm" svg:y1="8.493cm" svg:x2="10.147cm" svg:y2="9.641cm">
          <text:p/>
        </draw:line>
        <draw:line draw:style-name="gr5" draw:text-style-name="P4" draw:layer="layout" svg:x1="12.684cm" svg:y1="8.493cm" svg:x2="10.147cm" svg:y2="9.641cm">
          <text:p/>
        </draw:line>
        <draw:line draw:style-name="gr5" draw:text-style-name="P4" draw:layer="layout" svg:x1="9.001cm" svg:y1="7.731cm" svg:x2="8.255cm" svg:y2="7.203cm">
          <text:p/>
        </draw:line>
        <draw:line draw:style-name="gr5" draw:text-style-name="P4" draw:layer="layout" svg:x1="10.779cm" svg:y1="7.731cm" svg:x2="8.256cm" svg:y2="7.204cm">
          <text:p/>
        </draw:line>
        <draw:line draw:style-name="gr5" draw:text-style-name="P4" draw:layer="layout" svg:x1="11.541cm" svg:y1="7.731cm" svg:x2="8.257cm" svg:y2="7.205cm">
          <text:p/>
        </draw:line>
        <draw:line draw:style-name="gr5" draw:text-style-name="P4" draw:layer="layout" svg:x1="12.811cm" svg:y1="7.731cm" svg:x2="8.257cm" svg:y2="7.2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2" style:display-name="Contents 2" style:family="graphic">
      <style:paragraph-properties fo:margin-left="0.746cm" fo:margin-right="0cm" fo:text-indent="0cm" style:text-autospace="none"/>
      <style:text-properties fo:font-variant="small-caps" fo:color="#000000" fo:font-size="10pt" style:font-size-asian="10pt" style:font-size-complex="10pt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0:56:55.482836651</meta:creation-date>
    <dc:date>2019-05-07T14:41:08.295064265</dc:date>
    <meta:editing-duration>PT1H6M4S</meta:editing-duration>
    <meta:editing-cycles>8</meta:editing-cycles>
    <meta:generator>LibreOffice/6.2.2.2$Linux_X86_64 LibreOffice_project/20$Build-2</meta:generator>
    <meta:document-statistic meta:object-count="102"/>
  </office:meta>
</office:document-meta>
</file>